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.opt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option( String label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tion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addElement( String [ ]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.setSelected( boolean sel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.option( String label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option( String label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